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13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2.55cm" fo:min-width="13.3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66cm" fo:min-width="4.31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5.863cm" fo:min-width="0.6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4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15cm" fo:min-width="5.975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15cm" fo:min-width="6.716cm" fo:padding-top="0.175cm" fo:padding-bottom="0.175cm" fo:padding-left="0.3cm" fo:padding-right="0.3cm" fo:wrap-option="no-wrap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cm" svg:height="1.9cm" svg:x="7cm" svg:y="12.5cm">
          <text:p text:style-name="P1">mbed FRDM-K64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cm" svg:height="2.9cm" svg:x="7cm" svg:y="8.8cm">
          <text:p text:style-name="P1">libmbed.a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2cm" svg:y1="12.1cm" svg:x2="21.3cm" svg:y2="12.1cm">
          <text:p/>
        </draw:line>
        <draw:custom-shape draw:style-name="gr4" draw:text-style-name="P2" draw:layer="layout" svg:width="5.1cm" svg:height="1.9cm" svg:x="15.3cm" svg:y="9.3cm">
          <text:p text:style-name="P1">GPIO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3.9cm" svg:height="1.9cm" svg:x="7cm" svg:y="3.6cm">
          <text:p text:style-name="P1">libcor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2cm" svg:y1="5.9cm" svg:x2="21.3cm" svg:y2="5.9cm">
          <text:p/>
        </draw:line>
        <draw:custom-shape draw:style-name="gr1" draw:text-style-name="P2" draw:layer="layout" svg:width="13.9cm" svg:height="1.9cm" svg:x="7cm" svg:y="1.2cm">
          <text:p text:style-name="P1">Rust applic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7.1cm" svg:x="16.6cm" svg:y="2.7cm">
          <text:p/>
          <draw:enhanced-geometry svg:viewBox="0 0 21600 21600" draw:text-areas="?f0 0 ?f2 ?f5" draw:type="down-arrow" draw:modifiers="17520.9125475285 5449.660135945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cm" svg:height="1.9cm" svg:x="15.3cm" svg:y="6.3cm">
          <text:p text:style-name="P1">gpio_stub.c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cm" svg:height="2.7cm" svg:x="21.4cm" svg:y="9cm">
          <text:p text:style-name="P1">Implemented by </text:p>
          <text:p text:style-name="P1">C define macro</text:p>
          <draw:enhanced-geometry svg:viewBox="0 0 21600 21600" draw:text-areas="800 800 20800 20800" draw:type="round-rectangular-callout" draw:modifiers="-4486.69201520913 7709.1447611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7.9cm" svg:height="2.7cm" svg:x="21.3cm" svg:y="6cm">
          <text:p text:style-name="P1">Should convert</text:p>
          <text:p text:style-name="P1">macro into function</text:p>
          <draw:enhanced-geometry svg:viewBox="0 0 21600 21600" draw:text-areas="800 800 20800 20800" draw:type="round-rectangular-callout" draw:modifiers="-4032.40096190356 7709.1447611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draw:layer="layout" svg:width="5.521cm" svg:height="1.431cm" svg:x="1.179cm" svg:y="2.569cm">
          <draw:text-box>
            <text:p text:style-name="P4">Rust language</text:p>
          </draw:text-box>
        </draw:frame>
        <draw:frame draw:style-name="gr9" draw:text-style-name="P5" draw:layer="layout" svg:width="4.361cm" svg:height="1.431cm" svg:x="2.3cm" svg:y="8.269cm">
          <draw:text-box>
            <text:p text:style-name="P4">C language</text:p>
          </draw:text-box>
        </draw:frame>
        <draw:frame draw:style-name="gr9" draw:text-style-name="P5" draw:layer="layout" svg:width="4.15cm" svg:height="1.431cm" svg:x="2.5cm" svg:y="12.769cm">
          <draw:text-box>
            <text:p text:style-name="P4">Hard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9:07:40.338839004</meta:creation-date>
    <dc:date>2016-01-28T19:26:10.054771800</dc:date>
    <meta:editing-duration>PT18M19S</meta:editing-duration>
    <meta:editing-cycles>21</meta:editing-cycles>
    <meta:generator>LibreOffice/5.0.5.1$Linux_X86_64 LibreOffice_project/00m0$Build-1</meta:generator>
    <meta:document-statistic meta:object-count="14"/>
  </office:meta>
</office:document-meta>
</file>